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Calibri" svg:font-family="Calibri" style:font-family-generic="swiss"/>
    <style:font-face style:name="Courier New2" svg:font-family="'Courier New'" style:font-family-generic="swiss"/>
    <style:font-face style:name="Lucida Sans3" svg:font-family="'Lucida Sans'" style:font-family-generic="swiss"/>
    <style:font-face style:name="Courier New1" svg:font-family="'Courier New'" style:font-family-generic="modern" style:font-pitch="fixed"/>
    <style:font-face style:name="Liberation Sans4" svg:font-family="'Liberation Sans'" style:font-pitch="variable"/>
    <style:font-face style:name="Lucida Sans1" svg:font-family="'Lucida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ymbol2" svg:font-family="Symbol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ourier New3" svg:font-family="'Courier New'" style:font-family-generic="swiss" style:font-pitch="variable"/>
    <style:font-face style:name="Liberation Sans5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Microsoft YaHei2" svg:font-family="'Microsoft YaHei'" style:font-family-generic="swiss" style:font-pitch="variable"/>
    <style:font-face style:name="Liberation Serif2" svg:font-family="'Liberation Serif', 'Times New Roman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9.656cm" fo:min-width="4.58cm"/>
    </style:style>
    <style:style style:name="gr3" style:family="graphic" style:parent-style-name="standard">
      <style:graphic-properties draw:fill-color="#92e285" draw:textarea-horizontal-align="justify" draw:textarea-vertical-align="middle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f2cbf8" draw:textarea-horizontal-align="justify" draw:textarea-vertical-align="middle" draw:auto-grow-height="false" fo:min-height="2.036cm" fo:min-width="4.58cm"/>
      <style:paragraph-properties style:writing-mode="lr-tb"/>
    </style:style>
    <style:style style:name="gr5" style:family="graphic" style:parent-style-name="standard">
      <style:graphic-properties draw:fill-color="#63bbee" draw:textarea-horizontal-align="justify" draw:textarea-vertical-align="middle" draw:auto-grow-height="false" fo:min-height="1.782cm" fo:min-width="4.58cm"/>
      <style:paragraph-properties style:writing-mode="lr-tb"/>
    </style:style>
    <style:style style:name="gr6" style:family="graphic" style:parent-style-name="standard">
      <style:graphic-properties draw:fill-color="#fde9a9" draw:textarea-horizontal-align="justify" draw:textarea-vertical-align="middle" draw:auto-grow-height="false" fo:min-height="2.798cm" fo:min-width="4.58cm"/>
      <style:paragraph-properties style:writing-mode="lr-tb"/>
    </style:style>
    <style:style style:name="gr7" style:family="graphic" style:parent-style-name="standard">
      <style:graphic-properties draw:fill="solid" draw:fill-color="#d36118" draw:textarea-horizontal-align="justify" draw:textarea-vertical-align="middle" draw:auto-grow-height="false" fo:min-height="0.418cm" fo:min-width="0cm"/>
    </style:style>
    <style:style style:name="gr8" style:family="graphic" style:parent-style-name="standard">
      <style:graphic-properties draw:fill-color="#fc5c00" draw:textarea-horizontal-align="justify" draw:textarea-vertical-align="middle" draw:auto-grow-height="false" fo:min-height="0.41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0.853cm"/>
      <style:paragraph-properties style:writing-mode="lr-tb"/>
    </style:style>
    <style:style style:name="pr1" style:family="presentation" style:parent-style-name="Default-title">
      <style:graphic-properties fo:min-height="5.842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1.404cm"/>
      <style:paragraph-properties style:writing-mode="lr-tb"/>
    </style:style>
    <style:style style:name="pr7" style:family="presentation" style:parent-style-name="Default-title">
      <style:graphic-properties fo:min-height="1.658cm"/>
      <style:paragraph-properties style:writing-mode="lr-tb"/>
    </style:style>
    <style:style style:name="pr8" style:family="presentation" style:parent-style-name="Default-title">
      <style:graphic-properties draw:auto-grow-height="true" fo:min-height="2.629cm"/>
      <style:paragraph-properties style:writing-mode="lr-tb"/>
    </style:style>
    <style:style style:name="pr9" style:family="presentation" style:parent-style-name="Default-outline1">
      <style:graphic-properties fo:min-height="4.106cm"/>
      <style:paragraph-properties style:writing-mode="lr-tb"/>
    </style:style>
    <style:style style:name="pr10" style:family="presentation" style:parent-style-name="Default-title">
      <style:graphic-properties fo:min-height="1.778cm"/>
      <style:paragraph-properties style:writing-mode="lr-tb"/>
    </style:style>
    <style:style style:name="co1" style:family="table-column">
      <style:table-column-properties style:column-width="1.961cm" style:use-optimal-column-width="false"/>
    </style:style>
    <style:style style:name="co2" style:family="table-column">
      <style:table-column-properties style:column-width="10.826cm" style:use-optimal-column-width="false"/>
    </style:style>
    <style:style style:name="co3" style:family="table-column">
      <style:table-column-properties style:column-width="2.348cm" style:use-optimal-column-width="false"/>
    </style:style>
    <style:style style:name="co4" style:family="table-column">
      <style:table-column-properties style:column-width="17.611cm" style:use-optimal-column-width="false"/>
    </style:style>
    <style:style style:name="co5" style:family="table-column">
      <style:table-column-properties style:column-width="2.597cm" style:use-optimal-column-width="false"/>
    </style:style>
    <style:style style:name="co6" style:family="table-column">
      <style:table-column-properties style:column-width="7.008cm" style:use-optimal-column-width="false"/>
    </style:style>
    <style:style style:name="co7" style:family="table-column">
      <style:table-column-properties style:column-width="2.169cm" style:use-optimal-column-width="false"/>
    </style:style>
    <style:style style:name="ro1" style:family="table-row">
      <style:table-row-properties style:row-height="1.45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683cm" style:use-optimal-row-height="false"/>
    </style:style>
    <style:style style:name="ro4" style:family="table-row">
      <style:table-row-properties style:row-height="1.197cm" style:use-optimal-row-height="false"/>
    </style:style>
    <style:style style:name="ro5" style:family="table-row">
      <style:table-row-properties style:row-height="0.706cm" style:use-optimal-row-height="false"/>
    </style:style>
    <style:style style:name="ro6" style:family="table-row">
      <style:table-row-properties style:row-height="0.735cm" style:use-optimal-row-height="false"/>
    </style:style>
    <style:style style:name="ro7" style:family="table-row">
      <style:table-row-properties style:row-height="0.782cm" style:use-optimal-row-height="false"/>
    </style:style>
    <style:style style:name="ce1" style:family="table-cell">
      <style:paragraph-properties style:text-autospace="none"/>
      <style:text-properties fo:font-size="28pt" style:font-size-asian="28pt" style:font-size-complex="28pt"/>
    </style:style>
    <style:style style:name="ce2" style:family="table-cell">
      <style:text-properties fo:font-size="28pt" style:font-size-asian="28pt" style:font-size-complex="28pt"/>
    </style:style>
    <style:style style:name="ce3" style:family="table-cell">
      <style:paragraph-properties fo:margin-left="0cm" fo:margin-right="0cm" fo:margin-top="0cm" fo:margin-bottom="0cm" fo:line-height="100%" fo:text-indent="0cm" style:text-autospace="none"/>
      <style:text-properties fo:font-size="28pt" style:font-size-asian="28pt" style:font-size-complex="28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92e285"/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f2cbf8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-color="#63bbee"/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-color="#fde9a9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solid" draw:fill-color="#d36118"/>
      <style:paragraph-properties fo:text-align="center"/>
    </style:style>
    <style:style style:name="P16" style:family="paragraph">
      <loext:graphic-properties draw:fill-color="#fc5c00"/>
      <style:paragraph-properties fo:text-align="center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size="13pt" style:font-size-asian="13pt" style:font-size-complex="13p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paragraph-properties fo:margin-top="0cm" fo:margin-bottom="0cm"/>
      <style:text-properties style:font-name="Courier New1" fo:font-weight="bold" style:font-weight-asian="bold" style:font-weight-complex="bold"/>
    </style:style>
    <style:style style:name="P21" style:family="paragraph">
      <style:paragraph-properties fo:margin-top="0cm" fo:margin-bottom="0cm"/>
      <style:text-properties style:font-name="Courier New1" fo:font-weight="bold"/>
    </style:style>
    <style:style style:name="P22" style:family="paragraph">
      <style:paragraph-properties fo:margin-top="0.5cm" fo:margin-bottom="0cm"/>
      <style:text-properties fo:font-size="16pt" style:font-size-asian="16pt" style:font-size-complex="16pt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style:paragraph-properties style:writing-mode="lr-tb"/>
      <style:text-properties fo:font-size="32pt" style:font-size-asian="32pt" style:font-size-complex="32pt"/>
    </style:style>
    <style:style style:name="P25" style:family="paragraph">
      <style:text-properties fo:font-size="18pt" style:font-size-asian="18pt" style:font-size-complex="18pt"/>
    </style:style>
    <style:style style:name="P26" style:family="paragraph">
      <style:paragraph-properties style:writing-mode="lr-tb"/>
      <style:text-properties fo:font-size="18pt" style:font-size-asian="18pt" style:font-size-complex="18pt"/>
    </style:style>
    <style:style style:name="P27" style:family="paragraph">
      <style:text-properties fo:font-size="22pt" style:font-size-asian="22pt" style:font-size-complex="22pt"/>
    </style:style>
    <style:style style:name="P28" style:family="paragraph">
      <style:paragraph-properties fo:margin-top="0.6cm" fo:margin-bottom="0cm"/>
      <style:text-properties fo:font-size="22pt" style:font-size-asian="22pt" style:font-size-complex="22pt"/>
    </style:style>
    <style:style style:name="P29" style:family="paragraph">
      <style:paragraph-properties fo:margin-top="0cm" fo:margin-bottom="0cm"/>
      <style:text-properties fo:font-size="22pt" style:font-size-asian="22pt" style:font-size-complex="22pt"/>
    </style:style>
    <style:style style:name="P30" style:family="paragraph">
      <style:text-properties fo:font-size="44pt" style:font-size-asian="44pt" style:font-size-complex="44pt"/>
    </style:style>
    <style:style style:name="P31" style:family="paragraph">
      <style:paragraph-properties style:writing-mode="lr-tb"/>
      <style:text-properties fo:font-size="44pt" style:font-size-asian="44pt" style:font-size-complex="44pt"/>
    </style:style>
    <style:style style:name="P32" style:family="paragraph">
      <style:text-properties fo:font-size="24pt" style:font-size-asian="24pt" style:font-size-complex="24pt"/>
    </style:style>
    <style:style style:name="P33" style:family="paragraph">
      <style:paragraph-properties style:writing-mode="lr-tb"/>
      <style:text-properties fo:font-size="24pt" style:font-size-asian="24pt" style:font-size-complex="24pt"/>
    </style:style>
    <style:style style:name="P34" style:family="paragraph">
      <style:paragraph-properties style:text-autospace="none"/>
      <style:text-properties fo:font-size="28pt" style:font-size-asian="28pt" style:font-size-complex="28pt"/>
    </style:style>
    <style:style style:name="P35" style:family="paragraph">
      <style:paragraph-properties fo:margin-left="0cm" fo:margin-right="0cm" fo:margin-top="0cm" fo:margin-bottom="0cm" fo:line-height="100%" fo:text-indent="0cm" style:text-autospace="none"/>
      <style:text-properties fo:font-size="28pt" style:font-size-asian="28pt" style:font-size-complex="28pt"/>
    </style:style>
    <style:style style:name="P36" style:family="paragraph">
      <style:text-properties fo:font-size="24pt"/>
    </style:style>
    <style:style style:name="P37" style:family="paragraph">
      <loext:graphic-properties draw:fill="none" draw:fill-color="#ffffff"/>
      <style:text-properties fo:font-size="24pt"/>
    </style:style>
    <style:style style:name="P38" style:family="paragraph">
      <style:paragraph-properties fo:margin-top="0cm" fo:margin-bottom="0cm"/>
    </style:style>
    <style:style style:name="P39" style:family="paragraph">
      <style:paragraph-properties fo:margin-top="0cm" fo:margin-bottom="0cm" style:writing-mode="lr-tb"/>
      <style:text-properties style:font-name="Courier New1" fo:font-size="28pt" fo:font-weight="bold" style:font-size-asian="28pt" style:font-weight-asian="bold" style:font-size-complex="28pt" style:font-weight-complex="bold"/>
    </style:style>
    <style:style style:name="P40" style:family="paragraph">
      <style:paragraph-properties fo:margin-top="0cm" fo:margin-bottom="0cm" style:writing-mode="lr-tb"/>
      <style:text-properties style:font-name="Courier New1" fo:font-weight="bold" style:font-weight-asian="bold" style:font-weight-complex="bold"/>
    </style:style>
    <style:style style:name="P41" style:family="paragraph">
      <loext:graphic-properties draw:fill="none" draw:fill-color="#ffffff"/>
      <style:paragraph-properties style:writing-mode="lr-tb"/>
      <style:text-properties fo:font-size="44pt" fo:font-weight="bold" style:font-size-asian="44pt" style:font-weight-asian="bold" style:font-size-complex="44pt" style:font-weight-complex="bold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style:paragraph-properties style:text-autospace="none"/>
    </style:style>
    <style:style style:name="P44" style:family="paragraph">
      <style:paragraph-properties fo:margin-left="0cm" fo:margin-right="0cm" fo:margin-top="0cm" fo:margin-bottom="0cm" fo:line-height="100%" fo:text-indent="0cm" style:text-autospace="non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Courier New1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Courier New1" fo:font-weight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Symbol1" fo:font-size="18pt" fo:font-style="normal" fo:text-shadow="none" style:text-underline-style="none" fo:font-weight="normal" style:letter-kerning="true" fo:background-color="transparent" style:font-name-asian="Symbol1" style:font-size-asian="18pt" style:font-style-asian="normal" style:font-weight-asian="normal" style:font-name-complex="Symbo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Symbol1" fo:font-size="18pt" style:font-name-asian="Symbol1" style:font-size-asian="18pt" style:font-name-complex="Symbol1" style:font-size-complex="18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style:letter-kerning="true"/>
    </style:style>
    <style:style style:name="T22" style:family="text">
      <style:text-properties fo:color="#0070c0" style:font-name="Courier New2" style:letter-kerning="true" style:font-name-asian="Courier New2" style:font-name-complex="Courier New2"/>
    </style:style>
    <style:style style:name="T23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70c0" style:text-outline="false" style:text-line-through-style="none" style:text-line-through-type="none" style:font-name="Courier New2" fo:font-style="normal" fo:text-shadow="none" style:text-underline-style="none" fo:font-weight="normal" style:letter-kerning="true" style:font-name-asian="Courier New2" style:font-style-asian="normal" style:font-weight-asian="normal" style:font-name-complex="Courier New2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70c0" style:font-name="Courier New2" style:font-name-asian="Courier New2" style:font-name-complex="Courier New2"/>
    </style:style>
    <style:style style:name="T26" style:family="text">
      <style:text-properties fo:color="#000000" style:font-name="Calibri" style:font-name-asian="Calibri" style:font-name-complex="Calibri"/>
    </style:style>
    <style:style style:name="T27" style:family="text">
      <style:text-properties style:font-name="Symbol1" fo:font-weight="bold" style:font-name-asian="Symbol1" style:font-weight-asian="bold" style:font-name-complex="Symbol1" style:font-weight-complex="bold"/>
    </style:style>
    <style:style style:name="T28" style:family="text">
      <style:text-properties style:font-name="Liberation Sans" fo:font-weight="bold" style:font-name-asian="Symbol1" style:font-weight-asian="bold" style:font-name-complex="Symbol1" style:font-weight-complex="bold"/>
    </style:style>
    <style:style style:name="T29" style:family="text">
      <style:text-properties style:font-name="Courier New1" fo:font-size="32pt" fo:font-weight="bold" style:font-size-asian="32pt" style:font-weight-asian="bold" style:font-size-complex="32pt" style:font-weight-complex="bold"/>
    </style:style>
    <style:style style:name="T30" style:family="text">
      <style:text-properties style:font-name="Symbol1" fo:font-size="44pt" fo:font-weight="bold" style:font-name-asian="Symbol1" style:font-size-asian="44pt" style:font-weight-asian="bold" style:font-name-complex="Symbol1" style:font-size-complex="44pt" style:font-weight-complex="bold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style:font-name="Symbol1" fo:font-size="12pt" style:font-name-asian="Symbol1" style:font-size-asian="12pt" style:font-name-complex="Symbol1" style:font-size-complex="12pt"/>
    </style:style>
    <style:style style:name="T33" style:family="text">
      <style:text-properties fo:font-size="12pt" style:letter-kerning="true" style:font-size-asian="12pt" style:font-size-complex="12pt"/>
    </style:style>
    <style:style style:name="T34" style:family="text">
      <style:text-properties style:font-name="Symbol1" fo:font-size="12pt" style:letter-kerning="true" style:font-name-asian="Symbol1" style:font-size-asian="12pt" style:font-name-complex="Symbol1" style:font-size-complex="12pt"/>
    </style:style>
    <style:style style:name="T35" style:family="text">
      <style:text-properties style:use-window-font-color="true" style:font-name="Symbol1" fo:font-size="12pt" style:letter-kerning="true" style:font-name-asian="Symbol1" style:font-size-asian="12pt" style:font-name-complex="Symbo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842cm" svg:x="1.401cm" svg:y="0.509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presentation:style-name="pr2" draw:text-style-name="P2" draw:layer="layout" svg:width="25.199cm" svg:height="9.134cm" svg:x="1.401cm" svg:y="3.686cm">
          <draw:text-box>
            <text:p>Лекция 2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3. Средства обработки данных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Переменные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4"><text:span text:style-name="T1">Имена (идентификаторы) переменных</text:span></text:p>
          </draw:text-box>
        </draw:frame>
        <draw:frame presentation:style-name="pr5" draw:layer="layout" svg:width="25.199cm" svg:height="12.192cm" svg:x="1.4cm" svg:y="3.048cm" presentation:class="outline" presentation:user-transformed="true">
          <draw:text-box>
            <text:list text:style-name="L2">
              <text:list-item>
                <text:p>Имена составляются из букв и цифр</text:p>
              </text:list-item>
              <text:list-item>
                <text:p>Первым символом должна быть буква</text:p>
              </text:list-item>
              <text:list-item>
                <text:p>Символ подчеркивания "_" считается буквой (не начинайте имена переменных с подчеркивания, так как многие переменные библиотечных программ начинаются именно с этого знака)</text:p>
              </text:list-item>
              <text:list-item>
                <text:p>Большие (прописные) и малые (строчные) буквы различаются, так что х и X — это два разных имени</text:p>
              </text:list-item>
              <text:list-item>
                <text:p>Обычно в программах на Си малыми буквами обозначают переменные, а большими — именованные константы</text:p>
              </text:list-item>
              <text:list-item>
                <text:p>Для внутренних имен значимыми являются первые 31 символ</text:p>
              </text:list-item>
              <text:list-item>
                <text:p>Для имен функций и внешних переменных число значимых символов может быть меньше 31</text:p>
              </text:list-item>
              <text:list-item>
                <text:p>Уникальность внешних имен гарантируется только в пределах 6 символов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6" draw:text-style-name="P4" draw:layer="layout" svg:width="25.199cm" svg:height="1.404cm" svg:x="1.4cm" svg:y="0.628cm" presentation:class="title" presentation:user-transformed="true">
          <draw:text-box>
            <text:p text:style-name="P4"><text:span text:style-name="T1">Базовые типы данных</text:span></text:p>
          </draw:text-box>
        </draw:frame>
        <draw:frame presentation:style-name="pr5" draw:layer="layout" svg:width="25.199cm" svg:height="12.192cm" svg:x="1.4cm" svg:y="2.286cm" presentation:class="outline" presentation:user-transformed="true">
          <draw:text-box>
            <text:p>Базовые типы:</text:p>
            <text:list text:style-name="L2">
              <text:list-item>
                <text:p><text:span text:style-name="T2">char</text:span> — единичный байт (один символ из набора)</text:p>
              </text:list-item>
              <text:list-item>
                <text:p><text:span text:style-name="T3">int</text:span> — целое (естественное представление целых в машине)</text:p>
              </text:list-item>
              <text:list-item>
                <text:p><text:span text:style-name="T3">float</text:span> — число с плавающей точкой одинарной точности</text:p>
              </text:list-item>
              <text:list-item>
                <text:p><text:span text:style-name="T3">double</text:span> — число с плавающей точкой двойной точности</text:p>
              </text:list-item>
            </text:list>
            <text:p>Квалификаторы:</text:p>
            <text:list text:continue-numbering="true" text:style-name="L2">
              <text:list-item>
                <text:p><text:span text:style-name="T3">short</text:span></text:p>
              </text:list-item>
              <text:list-item>
                <text:p><text:span text:style-name="T3">long</text:span></text:p>
              </text:list-item>
              <text:list-item>
                <text:p><text:span text:style-name="T3">signed</text:span></text:p>
              </text:list-item>
              <text:list-item>
                <text:p><text:span text:style-name="T3">unsigned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6" draw:text-style-name="P4" draw:layer="layout" svg:width="25.199cm" svg:height="1.404cm" svg:x="1.4cm" svg:y="0.628cm" presentation:class="title" presentation:user-transformed="true">
          <draw:text-box>
            <text:p text:style-name="P4"><text:span text:style-name="T1">Размещение переменных в памяти</text:span></text:p>
          </draw:text-box>
        </draw:frame>
        <draw:frame presentation:style-name="pr5" draw:layer="layout" svg:width="18.494cm" svg:height="12.446cm" svg:x="8.128cm" svg:y="2.54cm" presentation:class="outline" presentation:user-transformed="true">
          <draw:text-box>
            <text:list text:style-name="L2">
              <text:list-item>
                <text:p>Статические объекты размещаются в статической области памяти</text:p>
              </text:list-item>
              <text:list-item>
                <text:p text:style-name="P7"><text:span text:style-name="T4">Автоматические объекты размещаются в стеке (</text:span>временно)</text:p>
              </text:list-item>
              <text:list-item>
                <text:p text:style-name="P7">Динамические объекты размещаются в “куче”</text:p>
              </text:list-item>
            </text:list>
          </draw:text-box>
        </draw:frame>
        <draw:custom-shape draw:style-name="gr2" draw:text-style-name="P8" draw:layer="layout" svg:width="5.08cm" svg:height="9.906cm" svg:x="1.778cm" svg:y="3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5.08cm" svg:height="2.54cm" svg:x="1.778cm" svg:y="10.668cm">
          <text:p text:style-name="P9"><text:span text:style-name="T3">Static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5.08cm" svg:height="2.286cm" svg:x="1.778cm" svg:y="3.302cm">
          <text:p text:style-name="P11"><text:span text:style-name="T3">Stack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5.08cm" svg:height="2.032cm" svg:x="1.778cm" svg:y="8.636cm">
          <text:p text:style-name="P9"><text:span text:style-name="T3">Heap</text:span></text:p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5.08cm" svg:height="3.048cm" svg:x="1.778cm" svg:y="5.588cm">
          <text:p text:style-name="P11"><text:span text:style-name="T3">Free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0.508cm" svg:height="0.762cm" svg:x="4.064cm" svg:y="8.12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6" draw:layer="layout" svg:width="0.508cm" svg:height="0.762cm" svg:x="4.064cm" svg:y="5.3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7" draw:text-style-name="P17" draw:layer="layout" svg:width="25.199cm" svg:height="1.658cm" svg:x="1.4cm" svg:y="0.628cm" presentation:class="title" presentation:user-transformed="true">
          <draw:text-box>
            <text:p text:style-name="P17"><text:span text:style-name="T5">Объявления переменных</text:span></text:p>
          </draw:text-box>
        </draw:frame>
        <draw:frame presentation:style-name="pr5" draw:text-style-name="P18" draw:layer="layout" svg:width="25.199cm" svg:height="12.192cm" svg:x="1.4cm" svg:y="2.54cm" presentation:class="outline" presentation:user-transformed="true">
          <draw:text-box>
            <text:list text:style-name="L2">
              <text:list-item>
                <text:p text:style-name="P18"><text:span text:style-name="T6">Все переменные должны быть объявлены перед использованием:</text:span><text:span text:style-name="T6"><text:line-break/></text:span><text:span text:style-name="T6"><text:line-break/></text:span><text:span text:style-name="T6"><text:tab/></text:span><text:span text:style-name="T6">int lower, upper, step;</text:span><text:span text:style-name="T6"><text:line-break/></text:span><text:span text:style-name="T6"><text:tab/></text:span><text:span text:style-name="T6">char с, line [1000];</text:span></text:p>
              </text:list-item>
              <text:list-item>
                <text:p text:style-name="P18"><text:span text:style-name="T6">При объявлении переменная может быть инициализирована:</text:span><text:span text:style-name="T6"><text:line-break/></text:span><text:span text:style-name="T6"><text:line-break/></text:span><text:span text:style-name="T6"><text:tab/></text:span><text:span text:style-name="T6">char esc = '\\';</text:span><text:span text:style-name="T6"><text:line-break/></text:span><text:span text:style-name="T6"><text:tab/></text:span><text:span text:style-name="T6">int limit = MAXLINE+1;</text:span></text:p>
              </text:list-item>
              <text:list-item>
                <text:p text:style-name="P18"><text:span text:style-name="T6">Инициализация неавтоматической переменной осуществляется перед выполнением программы, при этом начальное значение должно быть константным выражением.</text:span></text:p>
              </text:list-item>
              <text:list-item>
                <text:p text:style-name="P18"><text:span text:style-name="T6">Инициализируемая автоматическая переменная получает начальное значение каждый раз при входе в функцию или блок, ее начальным значением может быть любое выражение. </text:span></text:p>
              </text:list-item>
              <text:list-item>
                <text:p text:style-name="P18"><text:span text:style-name="T6">Внешние и статические переменные по умолчанию получают нулевые значения. Автоматические переменные, явным образом не инициализированные, содержат неопределенные значения ("мусор").</text:span></text:p>
              </text:list-item>
              <text:list-item>
                <text:p text:style-name="P18"><text:span text:style-name="T7">При объявлении </text:span><text:span text:style-name="T6">переменной может быть применен квалификатор const для указания того, что ее значение далее не будет изменяться:</text:span><text:span text:style-name="T6"><text:line-break/></text:span><text:span text:style-name="T6"><text:line-break/></text:span><text:span text:style-name="T6"><text:tab/></text:span><text:span text:style-name="T6">const double e = 2.71828182845905;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7" draw:text-style-name="P4" draw:layer="layout" svg:width="25.199cm" svg:height="1.658cm" svg:x="1.4cm" svg:y="0.628cm" presentation:class="title" presentation:user-transformed="true">
          <draw:text-box>
            <text:p text:style-name="P4"><text:span text:style-name="T1">Инициализация разных классов памяти</text:span></text:p>
          </draw:text-box>
        </draw:frame>
        <draw:frame presentation:style-name="pr5" draw:text-style-name="P19" draw:layer="layout" svg:width="25.199cm" svg:height="11.684cm" svg:x="1.4cm" svg:y="3.048cm" presentation:class="outline" presentation:user-transformed="true">
          <draw:text-box>
            <text:list text:style-name="L2">
              <text:list-item>
                <text:p text:style-name="P19"><text:span text:style-name="T8">При отсутствии явной инициализации статических переменных гарантируется их обнуление; автоматические переменные имеют неопределенные начальные значения ("мусор")</text:span></text:p>
              </text:list-item>
              <text:list-item>
                <text:p text:style-name="P19"><text:span text:style-name="T8">Скалярные переменные можно инициализировать в их определениях (подробнее далее)</text:span></text:p>
              </text:list-item>
              <text:list-item>
                <text:p text:style-name="P19"><text:span text:style-name="T8">Для статических переменных инициализирующие выражения должны быть константными, инициализация осуществляется только один раз до начала выполнения программы.</text:span></text:p>
              </text:list-item>
              <text:list-item>
                <text:p text:style-name="P19"><text:span text:style-name="T8">Инициализация автоматических переменных выполняется каждый раз при входе в функцию или блок. Для этого можно использовать любое выражение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6">
        <draw:frame presentation:style-name="pr8" draw:text-style-name="P4" draw:layer="layout" svg:width="25.199cm" svg:height="2.629cm" svg:x="1.4cm" svg:y="0.628cm" presentation:class="title">
          <draw:text-box>
            <text:p text:style-name="P4"><text:span text:style-name="T1">Область видимости и время жизни</text:span></text:p>
          </draw:text-box>
        </draw:frame>
        <draw:frame presentation:style-name="pr9" draw:text-style-name="P20" draw:layer="layout" svg:width="12.297cm" svg:height="4.356cm" svg:x="1.27cm" svg:y="10.16cm" presentation:class="outline" presentation:user-transformed="true">
          <draw:text-box>
            <text:p text:style-name="P20"><text:span text:style-name="T2">void autofunc(void)</text:span></text:p>
            <text:p text:style-name="P20"><text:span text:style-name="T2">{</text:span></text:p>
            <text:p text:style-name="P20"><text:span text:style-name="T2"><text:s text:c="2"/></text:span><text:span text:style-name="T2">int k = 1; <text:s text:c="3"/>// локальный объект</text:span></text:p>
            <text:p text:style-name="P20"><text:span text:style-name="T2"><text:s text:c="2"/></text:span><text:span text:style-name="T2">printf(" \n k = %d ", k);</text:span></text:p>
            <text:p text:style-name="P20"><text:span text:style-name="T2"><text:s text:c="2"/></text:span><text:span text:style-name="T2">k = k + 1;</text:span></text:p>
            <text:p text:style-name="P20"><text:span text:style-name="T2">}</text:span></text:p>
          </draw:text-box>
        </draw:frame>
        <draw:frame presentation:style-name="pr9" draw:text-style-name="P21" draw:layer="layout" svg:width="12.297cm" svg:height="4.356cm" svg:x="14.478cm" svg:y="10.16cm" presentation:class="outline" presentation:user-transformed="true">
          <draw:text-box>
            <text:p text:style-name="P21"><text:span text:style-name="T9">#include &lt;stdio.h&gt;</text:span></text:p>
            <text:p text:style-name="P21"><text:span text:style-name="T9">int k = 1; // глобальный объект</text:span></text:p>
            <text:p text:style-name="P21"><text:span text:style-name="T9">void autofunc(void)</text:span></text:p>
            <text:p text:style-name="P21"><text:span text:style-name="T9">{</text:span></text:p>
            <text:p text:style-name="P21"><text:span text:style-name="T9"><text:s text:c="2"/></text:span><text:span text:style-name="T9">printf(" \n k = %d ", k);</text:span></text:p>
            <text:p text:style-name="P21"><text:span text:style-name="T9"><text:s text:c="2"/></text:span><text:span text:style-name="T9">k = k + 1;</text:span></text:p>
            <text:p text:style-name="P21"><text:span text:style-name="T9">}</text:span></text:p>
          </draw:text-box>
        </draw:frame>
        <draw:frame presentation:style-name="pr9" draw:layer="layout" svg:width="25.199cm" svg:height="5.626cm" svg:x="1.4cm" svg:y="3.01cm" presentation:class="outline" presentation:user-transformed="true">
          <draw:text-box>
            <text:p>Время жизни объекта может быть глобальным и локальным.</text:p>
            <text:p>Глобальными называют объекты, объявление которых дано вне функции. Они доступны (видимы) во всем файле, в котором <text:s/>объявлены, в течение всего времени выполнения программы.</text:p>
            <text:p>Локальными называют объекты, объявление которых дано внутри блока или функции. Эти объекты доступны только внутри того блока, в котором они объявлены, при выполнении блока.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4"><text:span text:style-name="T1">Внешнее и внутреннее связывание</text:span></text:p>
          </draw:text-box>
        </draw:frame>
        <draw:frame presentation:style-name="pr5" draw:text-style-name="P23" draw:layer="layout" svg:width="25.199cm" svg:height="12.192cm" svg:x="1.4cm" svg:y="3.048cm" presentation:class="outline" presentation:user-transformed="true">
          <draw:text-box>
            <text:list text:style-name="L2">
              <text:list-item>
                <text:p text:style-name="P22"><text:span text:style-name="T10">Внешним называется объявление объекта, </text:span><text:span text:style-name="T11">расположенное вне функций</text:span></text:p>
              </text:list-item>
              <text:list-item>
                <text:p text:style-name="P23"><text:span text:style-name="T11">Класс памяти для объекта с внешним объявлением либо вообще не указывается, либо специфицируется как extern или static.В одной единице трансляции для одного идентификатора может содержаться несколько внешних объявлений, если они согласуются друг с другом по типу и способу связи и если для этого идентификатора существует не более одного определения.</text:span></text:p>
              </text:list-item>
              <text:list-item>
                <text:p text:style-name="P23"><text:span text:style-name="T11">Если первое внешнее объявление функции или объекта помечено спецификатором static, то объявленный идентификатор имеет внутреннюю связь, в противном случае — внешнюю связь. </text:span></text:p>
              </text:list-item>
              <text:list-item>
                <text:p text:style-name="P23"><text:span text:style-name="T11">Внешнее объявление объекта считается определением, если оно имеет инициализатор.</text:span></text:p>
              </text:list-item>
              <text:list-item>
                <text:p text:style-name="P23"><text:span text:style-name="T11">Каждый объект должен иметь ровно одно определение. Для объекта с внутренней связью это правило относится к каждой отдельной единице трансляции, поскольку объекты с внутренними связями в каждой единице уникальны. В случае объектов с внешними связями указанное правило действует в отношении всей программы в целом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4" draw:text-style-name="P24" draw:layer="layout" svg:width="25.199cm" svg:height="2.629cm" svg:x="1.4cm" svg:y="0.628cm" presentation:class="title" presentation:user-transformed="true">
          <draw:text-box>
            <text:p><text:span text:style-name="T1"><text:s text:c="8"/></text:span><text:span text:style-name="T1">Константы. Литералы. Системы счисления с разными основаниями.</text:span></text:p>
          </draw:text-box>
        </draw:frame>
        <draw:frame presentation:style-name="pr5" draw:text-style-name="P26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25"><text:span text:style-name="T12">Целая константа, например, 1234, имеет тип int</text:span></text:p>
              </text:list-item>
              <text:list-item>
                <text:p text:style-name="P25"><text:span text:style-name="T12">Константа типа long завершается буквой l или L, например: 123456789L</text:span></text:p>
              </text:list-item>
              <text:list-item>
                <text:p text:style-name="P25"><text:span text:style-name="T12">Если число слишком велико для int, оно будет представлено как long</text:span></text:p>
              </text:list-item>
              <text:list-item>
                <text:p text:style-name="P25"><text:span text:style-name="T12">Беззнаковые константы заканчиваются буквой u или U</text:span></text:p>
              </text:list-item>
              <text:list-item>
                <text:p text:style-name="P25"><text:span text:style-name="T12">Константы с плавающей точкой имеют десятичную точку (123.4), или экспоненциальную часть (1е-2), или же и то и другое. Если у них нет окончания, они принадлежат к типу double. Окончание f или F указывает на тип float, а l или L — на тип long double</text:span></text:p>
              </text:list-item>
              <text:list-item>
                <text:p text:style-name="P25"><text:span text:style-name="T13">Если константа начинается с нуля, то она представлена в восьмеричном виде, если с 0х или с 0Х, то вшестнадцатеричном: 31 </text:span><text:span text:style-name="T14"></text:span><text:span text:style-name="T15"> 037 </text:span><text:span text:style-name="T16"></text:span><text:span text:style-name="T12"> 0X1F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5" draw:text-style-name="P27" draw:layer="layout" svg:width="25.199cm" svg:height="13.462cm" svg:x="1.4cm" svg:y="1.524cm" presentation:class="outline" presentation:user-transformed="true">
          <draw:text-box>
            <text:list text:style-name="L2">
              <text:list-item>
                <text:p text:style-name="P27"><text:span text:style-name="T17">Символьная константа задается в виде символа, обрамленного одиночными кавычками: 'х'. Значение символьной константы – числовой код символа</text:span></text:p>
              </text:list-item>
              <text:list-item>
                <text:p text:style-name="P27"><text:span text:style-name="T17">Произвольный символ можно задать в виде:</text:span></text:p>
                <text:list>
                  <text:list-item>
                    <text:p text:style-name="P27"><text:span text:style-name="T17">'\ooo', где ooo — одна, две или три восьмеричные цифры (0…7)</text:span></text:p>
                  </text:list-item>
                  <text:list-item>
                    <text:p text:style-name="P27"><text:span text:style-name="T17">'\xhh', где hh — одна, две или более шестнадцатеричные цифры (0…9, а…f, А…F)</text:span></text:p>
                  </text:list-item>
                </text:list>
              </text:list-item>
            </text:list>
            <text:p text:style-name="P28"><text:span text:style-name="T17">Примеры:</text:span></text:p>
            <text:p text:style-name="P27"><text:span text:style-name="T18">#define BELL '\007' /* звонок В ASCII */</text:span></text:p>
            <text:p text:style-name="P29"><text:span text:style-name="T18">#define VTAB '\xb' /* вертикальная табуляция в ASCII *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5" draw:layer="layout" svg:width="25.199cm" svg:height="13.716cm" svg:x="1.4cm" svg:y="1.016cm" presentation:class="outline" presentation:user-transformed="true">
          <draw:text-box>
            <text:list text:style-name="L2">
              <text:list-item>
                <text:p>Строковая константа (литерал) — это нуль или более символов, заключенных в двойные кавычки:</text:p>
                <text:list>
                  <text:list-item>
                    <text:p>"Я строковая константа\n"</text:p>
                  </text:list-item>
                  <text:list-item>
                    <text:p>"" /* пустая строка */</text:p>
                  </text:list-item>
                </text:list>
              </text:list-item>
              <text:list-item>
                <text:p>Строковые константы можно конкатенировать ("склеивать") во время компиляции; например, запись двух строк "Здравствуй," " мир!" эквивалентна одной строке "Здравствуй, мир!"</text:p>
              </text:list-item>
              <text:list-item>
                <text:p>Во внутреннем представлении строки в конце присутствует нулевой символ '\0', поэтому памяти для строки требуется на один байт больше, чем число символов, расположенных между двойными кавычками.</text:p>
              </text:list-item>
              <text:list-item>
                <text:p>Функция strlen(s) вычисляет длину строки s без учета завершающего '\0'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5" draw:text-style-name="P19" draw:layer="layout" svg:width="25.199cm" svg:height="12.7cm" svg:x="1.4cm" svg:y="2.286cm" presentation:class="outline" presentation:user-transformed="true">
          <draw:text-box>
            <text:list text:style-name="L2">
              <text:list-item>
                <text:p text:style-name="P19"><text:span text:style-name="T8">Перечисление — это список целых констант:</text:span><text:span text:style-name="T8"><text:line-break/></text:span><text:span text:style-name="T8"><text:tab/></text:span><text:span text:style-name="T8">enum boolean { NO, YES };</text:span></text:p>
              </text:list-item>
              <text:list-item>
                <text:p text:style-name="P19"><text:span text:style-name="T8">Первое имя в enum имеет значение 0, следующее — 1, и т. д. (если для значений констант не было явныхспецификаций). Если не все значения специфицированы, то они продолжают прогрессию, начиная от последнего специфицированного значения:</text:span><text:span text:style-name="T8"><text:line-break/></text:span><text:span text:style-name="T8"><text:tab/></text:span><text:span text:style-name="T8">enum escapes { BELL = '\а', BACKSPACE = '\b', TAB = '\t', </text:span><text:span text:style-name="T8"><text:line-break/></text:span><text:span text:style-name="T8"><text:tab/></text:span><text:span text:style-name="T8"><text:tab/></text:span><text:span text:style-name="T8">NEWLINE = '\n', VTAB = '\v', RETURN = '\r' };</text:span><text:span text:style-name="T8"><text:line-break/></text:span><text:span text:style-name="T8"><text:line-break/></text:span><text:span text:style-name="T8"><text:tab/></text:span><text:span text:style-name="T8">enum months { JAN = 1, FEB, MAR, APR, MAY, JUN, JUL, AUG, SEP,</text:span><text:span text:style-name="T8"><text:line-break/></text:span><text:span text:style-name="T8"><text:tab/></text:span><text:span text:style-name="T8"><text:tab/></text:span><text:span text:style-name="T8">ОСТ, NOV, DEC }; /* FEB = 2, MAR = 3 и т.д. */</text:span></text:p>
              </text:list-item>
              <text:list-item>
                <text:p text:style-name="P19"><text:span text:style-name="T8">Имена в различных перечислениях должны отличаться друг от друга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4" draw:text-style-name="P24" draw:layer="layout" svg:width="25.199cm" svg:height="2.629cm" svg:x="1.4cm" svg:y="0.628cm" presentation:class="title" presentation:user-transformed="true">
          <draw:text-box>
            <text:p><text:span text:style-name="T1"><text:s text:c="8"/></text:span><text:span text:style-name="T1">Арифметические операторы. Инкремент и декремент.</text:span></text:p>
          </draw:text-box>
        </draw:frame>
        <draw:frame presentation:style-name="pr5" draw:text-style-name="P26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 text:style-name="P25"><text:span text:style-name="T12">Арифметические операторы:</text:span><text:span text:style-name="T12"><text:line-break/></text:span><text:span text:style-name="T12"><text:tab/></text:span><text:span text:style-name="T12">+, -, *, /, %</text:span></text:p>
                <text:list>
                  <text:list-item>
                    <text:p text:style-name="P25"><text:span text:style-name="T15">При делении целых дробная часть,</text:span><text:span text:style-name="T12">отбрасывается</text:span></text:p>
                  </text:list-item>
                  <text:list-item>
                    <text:p text:style-name="P25"><text:span text:style-name="T12">Оператор % к операндам типов float и double не применяется.</text:span></text:p>
                  </text:list-item>
                  <text:list-item>
                    <text:p text:style-name="P25"><text:span text:style-name="T12">Каким будет знак результата операции % с отрицательными операндами, зависит от машины.</text:span></text:p>
                  </text:list-item>
                </text:list>
              </text:list-item>
              <text:list-item>
                <text:p text:style-name="P25"><text:span text:style-name="T12">Оператор инкремента ++ добавляет 1 к своему операнду, а оператор декремента -- вычитает 1</text:span></text:p>
                <text:list>
                  <text:list-item>
                    <text:p text:style-name="P25"><text:span text:style-name="T12">Их можно использовать как префиксные (перед переменной: ++n) и как постфиксные ( после переменной: n++) операторы. В обоих случаях значение n увеличивается на 1, но выражение ++n увеличивает n до того, как его значение будет использовано, а n++ — после того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4" draw:text-style-name="P24" draw:layer="layout" svg:width="25.199cm" svg:height="2.629cm" svg:x="1.4cm" svg:y="0.628cm" presentation:class="title" presentation:user-transformed="true">
          <draw:text-box>
            <text:p><text:span text:style-name="T1">Операторы отношения</text:span></text:p>
          </draw:text-box>
        </draw:frame>
        <draw:frame presentation:style-name="pr5" draw:text-style-name="P31" draw:layer="layout" svg:width="22.281cm" svg:height="6.723cm" svg:x="4.318cm" svg:y="6.096cm" presentation:class="outline" presentation:user-transformed="true">
          <draw:text-box>
            <text:p text:style-name="P30"><text:span text:style-name="T19">&gt;, &gt;=, &lt;, &lt;=, ==, !=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4" draw:text-style-name="P24" draw:layer="layout" svg:width="25.199cm" svg:height="2.629cm" svg:x="1.4cm" svg:y="0.628cm" presentation:class="title" presentation:user-transformed="true">
          <draw:text-box>
            <text:p><text:span text:style-name="T1">Логические операторы. Замыкания.</text:span></text:p>
          </draw:text-box>
        </draw:frame>
        <draw:frame presentation:style-name="pr5" draw:text-style-name="P33" draw:layer="layout" svg:width="25.199cm" svg:height="5.459cm" svg:x="1.4cm" svg:y="3.685cm" presentation:class="outline" presentation:user-transformed="true">
          <draw:text-box>
            <text:list text:style-name="L2">
              <text:list-header>
                <text:p text:style-name="P32"><text:span text:style-name="T20">Выражения, между которыми стоят операторы &amp;&amp; или ||, вычисляются слева направо. Вычисление прекращается, как только становится известна истинность или ложность результата.</text:span></text:p>
              </text:list-header>
            </text:list>
          </draw:text-box>
        </draw:frame>
        <draw:frame draw:style-name="standard" draw:layer="layout" svg:width="12.786cm" svg:height="4.582cm" svg:x="6.435cm" svg:y="9.00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4"><text:span text:style-name="T21"><text:s/></text:span><text:span text:style-name="T22">&amp;&amp;</text:span></text:p>
              </table:table-cell>
              <table:table-cell table:style-name="ce2">
                <text:p text:style-name="P17">Логическое И</text:p>
              </table:table-cell>
            </table:table-row>
            <table:table-row table:style-name="ro2">
              <table:table-cell table:style-name="ce1">
                <text:p text:style-name="P34"><text:span text:style-name="T23"><text:s/></text:span><text:span text:style-name="T24">||</text:span></text:p>
              </table:table-cell>
              <table:table-cell table:style-name="ce2">
                <text:p text:style-name="P17">Логическое ИЛИ</text:p>
              </table:table-cell>
            </table:table-row>
            <table:table-row table:style-name="ro3">
              <table:table-cell table:style-name="ce1">
                <text:p text:style-name="P34"><text:span text:style-name="T21"><text:s/></text:span><text:span text:style-name="T22">!</text:span></text:p>
              </table:table-cell>
              <table:table-cell table:style-name="ce2">
                <text:p text:style-name="P17">Логическое отрицание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4" draw:text-style-name="P24" draw:layer="layout" svg:width="25.199cm" svg:height="2.629cm" svg:x="1.4cm" svg:y="0.628cm" presentation:class="title" presentation:user-transformed="true">
          <draw:text-box>
            <text:p><text:span text:style-name="T1">Операторы работы с битами</text:span></text:p>
          </draw:text-box>
        </draw:frame>
        <draw:frame draw:style-name="standard" draw:layer="layout" svg:width="19.958cm" svg:height="8.332cm" svg:x="3.794cm" svg:y="5.373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1">
                <text:p text:style-name="P34"><text:s/><text:span text:style-name="T25">&amp;</text:span></text:p>
              </table:table-cell>
              <table:table-cell table:style-name="ce3">
                <text:p text:style-name="P35"><text:span text:style-name="T26">побитовое И</text:span></text:p>
              </table:table-cell>
            </table:table-row>
            <table:table-row table:style-name="ro5" table:default-cell-style-name="ce3">
              <table:table-cell>
                <text:p text:style-name="P35"><text:span text:style-name="T25">|</text:span></text:p>
              </table:table-cell>
              <table:table-cell>
                <text:p text:style-name="P35"><text:span text:style-name="T26">побитовое ИЛИ</text:span></text:p>
              </table:table-cell>
            </table:table-row>
            <table:table-row table:style-name="ro5" table:default-cell-style-name="ce3">
              <table:table-cell>
                <text:p text:style-name="P35"><text:span text:style-name="T25">^</text:span></text:p>
              </table:table-cell>
              <table:table-cell>
                <text:p text:style-name="P35"><text:span text:style-name="T26">побитовое исключающее ИЛИ</text:span></text:p>
              </table:table-cell>
            </table:table-row>
            <table:table-row table:style-name="ro5" table:default-cell-style-name="ce3">
              <table:table-cell>
                <text:p text:style-name="P35"><text:span text:style-name="T25">&lt;&lt;</text:span></text:p>
              </table:table-cell>
              <table:table-cell>
                <text:p text:style-name="P35"><text:span text:style-name="T26">сдвиг влево.</text:span></text:p>
              </table:table-cell>
            </table:table-row>
            <table:table-row table:style-name="ro5" table:default-cell-style-name="ce3">
              <table:table-cell>
                <text:p text:style-name="P35"><text:span text:style-name="T25">&gt;&gt;</text:span></text:p>
              </table:table-cell>
              <table:table-cell>
                <text:p text:style-name="P35"><text:span text:style-name="T26">сдвиг вправо</text:span></text:p>
              </table:table-cell>
            </table:table-row>
            <table:table-row table:style-name="ro5" table:default-cell-style-name="ce3">
              <table:table-cell>
                <text:p text:style-name="P35"><text:span text:style-name="T25">~</text:span></text:p>
              </table:table-cell>
              <table:table-cell>
                <text:p text:style-name="P35"><text:span text:style-name="T26">побитовое отрицание (унарный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37" draw:layer="layout" svg:width="17.219cm" svg:height="1.195cm" svg:x="5.311cm" svg:y="3.056cm">
          <draw:text-box>
            <text:p text:style-name="P36">Применимы к целочисленным операндам.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4" draw:text-style-name="P24" draw:layer="layout" svg:width="25.199cm" svg:height="2.629cm" svg:x="1.4cm" svg:y="0.628cm" presentation:class="title" presentation:user-transformed="true">
          <draw:text-box>
            <text:p><text:span text:style-name="T1">Операторы и выражения присваивания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Оператор присваивания: =<text:line-break/><text:line-break/><text:tab/><text:span text:style-name="T2">x = 2;</text:span></text:p>
              </text:list-item>
              <text:list-item>
                <text:p text:style-name="P1">Большинству бинарных операторов соответствуют операторы присваивания ор=, где ор — один из операторов +, *, /, %, &lt;&lt;, &gt;&gt;, &amp;, ^, |:<text:line-break/><text:line-break/><text:tab/><text:span text:style-name="T3">i = i + 2 </text:span><text:span text:style-name="T27"></text:span><text:span text:style-name="T28"> i += 2</text:span><text:line-break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3">
        <draw:frame presentation:style-name="pr8" draw:text-style-name="P24" draw:layer="layout" svg:width="25.199cm" svg:height="2.629cm" svg:x="1.4cm" svg:y="0.628cm" presentation:class="title">
          <draw:text-box>
            <text:p><text:span text:style-name="T1">Условное выражение</text:span></text:p>
          </draw:text-box>
        </draw:frame>
        <draw:frame presentation:style-name="pr5" draw:text-style-name="P39" draw:layer="layout" svg:width="7.786cm" svg:height="9.134cm" svg:x="1.358cm" svg:y="3.706cm" presentation:class="outline" presentation:user-transformed="true">
          <draw:text-box>
            <text:p text:style-name="P38"><text:span text:style-name="T29">if (а &gt; b)</text:span></text:p>
            <text:p text:style-name="P38"><text:span text:style-name="T29"><text:s text:c="2"/></text:span><text:span text:style-name="T29">z = a;</text:span></text:p>
            <text:p text:style-name="P38"><text:span text:style-name="T29">else</text:span></text:p>
            <text:p text:style-name="P38"><text:span text:style-name="T29"><text:s text:c="2"/></text:span><text:span text:style-name="T29">z = b;</text:span></text:p>
          </draw:text-box>
        </draw:frame>
        <draw:frame presentation:style-name="pr5" draw:text-style-name="P40" draw:layer="layout" svg:width="13.91cm" svg:height="9.134cm" svg:x="12.742cm" svg:y="3.706cm" presentation:class="outline" presentation:user-transformed="true">
          <draw:text-box>
            <text:p text:style-name="P38"><text:span text:style-name="T2">/* z = max(a, b) */</text:span></text:p>
            <text:p text:style-name="P38"><text:span text:style-name="T2">z = (a &gt; b) ? а : b; </text:span></text:p>
            <text:p text:style-name="P38"><text:span text:style-name="T2"/></text:p>
          </draw:text-box>
        </draw:frame>
        <draw:frame draw:style-name="gr10" draw:text-style-name="P41" draw:layer="layout" svg:width="1.353cm" svg:height="2.156cm" svg:x="9.819cm" svg:y="4.572cm">
          <draw:text-box>
            <text:p><text:span text:style-name="T30">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10" draw:text-style-name="P24" draw:layer="layout" svg:width="25.199cm" svg:height="1.778cm" svg:x="1.503cm" svg:y="0.308cm" presentation:class="title" presentation:user-transformed="true">
          <draw:text-box>
            <text:p><text:span text:style-name="T1">Приоритет и очередность операторов</text:span></text:p>
          </draw:text-box>
        </draw:frame>
        <draw:frame draw:style-name="standard" draw:layer="layout" svg:width="11.773cm" svg:height="12.464cm" svg:x="8.098cm" svg:y="2.1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6" table:default-cell-style-name="gray3">
              <table:table-cell>
                <text:p><text:span text:style-name="T31">Приоритет</text:span></text:p>
              </table:table-cell>
              <table:table-cell>
                <text:p><text:span text:style-name="T31">Оператор</text:span></text:p>
              </table:table-cell>
              <table:table-cell>
                <text:p><text:span text:style-name="T31">Порядок</text:span></text:p>
              </table:table-cell>
            </table:table-row>
            <table:table-row table:style-name="ro7" table:default-cell-style-name="gray2">
              <table:table-cell>
                <text:p><text:span text:style-name="T31">1</text:span></text:p>
              </table:table-cell>
              <table:table-cell>
                <text:p><text:span text:style-name="T31">() [] -&gt; . </text:span></text:p>
              </table:table-cell>
              <table:table-cell>
                <text:p><text:span text:style-name="T32"></text:span></text:p>
              </table:table-cell>
            </table:table-row>
            <table:table-row table:style-name="ro7" table:default-cell-style-name="gray1">
              <table:table-cell>
                <text:p><text:span text:style-name="T31">2</text:span></text:p>
              </table:table-cell>
              <table:table-cell>
                <text:p><text:span text:style-name="T31">! ~ ++ -- + - * &amp; (тип) sizeof </text:span></text:p>
              </table:table-cell>
              <table:table-cell>
                <text:p text:style-name="P42"><text:span text:style-name="T32"></text:span></text:p>
              </table:table-cell>
            </table:table-row>
            <table:table-row table:style-name="ro7" table:default-cell-style-name="gray2">
              <table:table-cell>
                <text:p><text:span text:style-name="T31">3</text:span></text:p>
              </table:table-cell>
              <table:table-cell>
                <text:p><text:span text:style-name="T31">* / % </text:span></text:p>
              </table:table-cell>
              <table:table-cell>
                <text:p text:style-name="P42"><text:span text:style-name="T32"></text:span></text:p>
              </table:table-cell>
            </table:table-row>
            <table:table-row table:style-name="ro7" table:default-cell-style-name="gray1">
              <table:table-cell>
                <text:p><text:span text:style-name="T31">4</text:span></text:p>
              </table:table-cell>
              <table:table-cell>
                <text:p><text:span text:style-name="T31">+ - </text:span></text:p>
              </table:table-cell>
              <table:table-cell>
                <text:p text:style-name="P42"><text:span text:style-name="T32"></text:span></text:p>
              </table:table-cell>
            </table:table-row>
            <table:table-row table:style-name="ro7" table:default-cell-style-name="gray2">
              <table:table-cell>
                <text:p><text:span text:style-name="T31">5</text:span></text:p>
              </table:table-cell>
              <table:table-cell>
                <text:p><text:span text:style-name="T31">&lt;&lt; &gt;&gt; </text:span></text:p>
              </table:table-cell>
              <table:table-cell>
                <text:p text:style-name="P42"><text:span text:style-name="T32"></text:span></text:p>
              </table:table-cell>
            </table:table-row>
            <table:table-row table:style-name="ro7" table:default-cell-style-name="gray1">
              <table:table-cell>
                <text:p><text:span text:style-name="T31">6</text:span></text:p>
              </table:table-cell>
              <table:table-cell>
                <text:p text:style-name="P43"><text:span text:style-name="T33">&lt; &lt;= &gt; &gt;= </text:span></text:p>
              </table:table-cell>
              <table:table-cell>
                <text:p text:style-name="P44"><text:span text:style-name="T34"></text:span></text:p>
              </table:table-cell>
            </table:table-row>
            <table:table-row table:style-name="ro7" table:default-cell-style-name="gray2">
              <table:table-cell>
                <text:p><text:span text:style-name="T31">7</text:span></text:p>
              </table:table-cell>
              <table:table-cell>
                <text:p><text:span text:style-name="T31">== != </text:span></text:p>
              </table:table-cell>
              <table:table-cell>
                <text:p><text:span text:style-name="T32"></text:span></text:p>
              </table:table-cell>
            </table:table-row>
            <table:table-row table:style-name="ro7" table:default-cell-style-name="gray1">
              <table:table-cell>
                <text:p><text:span text:style-name="T31">8</text:span></text:p>
              </table:table-cell>
              <table:table-cell>
                <text:p><text:span text:style-name="T31">&amp; </text:span></text:p>
              </table:table-cell>
              <table:table-cell>
                <text:p><text:span text:style-name="T32"></text:span></text:p>
              </table:table-cell>
            </table:table-row>
            <table:table-row table:style-name="ro7" table:default-cell-style-name="gray2">
              <table:table-cell>
                <text:p><text:span text:style-name="T31">9</text:span></text:p>
              </table:table-cell>
              <table:table-cell>
                <text:p><text:span text:style-name="T31">^ </text:span></text:p>
              </table:table-cell>
              <table:table-cell>
                <text:p><text:span text:style-name="T32"></text:span></text:p>
              </table:table-cell>
            </table:table-row>
            <table:table-row table:style-name="ro7" table:default-cell-style-name="gray1">
              <table:table-cell>
                <text:p><text:span text:style-name="T31">10</text:span></text:p>
              </table:table-cell>
              <table:table-cell>
                <text:p><text:span text:style-name="T31">| </text:span></text:p>
              </table:table-cell>
              <table:table-cell>
                <text:p><text:span text:style-name="T32"></text:span></text:p>
              </table:table-cell>
            </table:table-row>
            <table:table-row table:style-name="ro7" table:default-cell-style-name="gray2">
              <table:table-cell>
                <text:p><text:span text:style-name="T31">11</text:span></text:p>
              </table:table-cell>
              <table:table-cell>
                <text:p><text:span text:style-name="T31">&amp;&amp; </text:span></text:p>
              </table:table-cell>
              <table:table-cell>
                <text:p><text:span text:style-name="T32"></text:span></text:p>
              </table:table-cell>
            </table:table-row>
            <table:table-row table:style-name="ro7" table:default-cell-style-name="gray1">
              <table:table-cell>
                <text:p><text:span text:style-name="T31">12</text:span></text:p>
              </table:table-cell>
              <table:table-cell>
                <text:p><text:span text:style-name="T31">||</text:span></text:p>
              </table:table-cell>
              <table:table-cell>
                <text:p><text:span text:style-name="T32"></text:span></text:p>
              </table:table-cell>
            </table:table-row>
            <table:table-row table:style-name="ro7" table:default-cell-style-name="gray2">
              <table:table-cell>
                <text:p><text:span text:style-name="T31">13</text:span></text:p>
              </table:table-cell>
              <table:table-cell>
                <text:p><text:span text:style-name="T31">?:</text:span></text:p>
              </table:table-cell>
              <table:table-cell>
                <text:p text:style-name="P42"><text:span text:style-name="T35"></text:span></text:p>
              </table:table-cell>
            </table:table-row>
            <table:table-row table:style-name="ro7" table:default-cell-style-name="gray1">
              <table:table-cell>
                <text:p><text:span text:style-name="T31">14</text:span></text:p>
              </table:table-cell>
              <table:table-cell>
                <text:p><text:span text:style-name="T31">= += -= *= /= %= &amp;= ^= |= &lt;&lt;= &gt;&gt;=</text:span></text:p>
              </table:table-cell>
              <table:table-cell>
                <text:p text:style-name="P42"><text:span text:style-name="T35"></text:span></text:p>
              </table:table-cell>
            </table:table-row>
            <table:table-row table:style-name="ro7" table:default-cell-style-name="gray2">
              <table:table-cell>
                <text:p><text:span text:style-name="T31">15</text:span></text:p>
              </table:table-cell>
              <table:table-cell>
                <text:p><text:span text:style-name="T31">, </text:span></text:p>
              </table:table-cell>
              <table:table-cell>
                <text:p><text:span text:style-name="T32">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Calibri" svg:font-family="Calibri" style:font-family-generic="swiss"/>
    <style:font-face style:name="Courier New2" svg:font-family="'Courier New'" style:font-family-generic="swiss"/>
    <style:font-face style:name="Lucida Sans3" svg:font-family="'Lucida Sans'" style:font-family-generic="swiss"/>
    <style:font-face style:name="Courier New1" svg:font-family="'Courier New'" style:font-family-generic="modern" style:font-pitch="fixed"/>
    <style:font-face style:name="Liberation Sans4" svg:font-family="'Liberation Sans'" style:font-pitch="variable"/>
    <style:font-face style:name="Lucida Sans1" svg:font-family="'Lucida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ymbol2" svg:font-family="Symbol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ourier New3" svg:font-family="'Courier New'" style:font-family-generic="swiss" style:font-pitch="variable"/>
    <style:font-face style:name="Liberation Sans5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Microsoft YaHei2" svg:font-family="'Microsoft YaHei'" style:font-family-generic="swiss" style:font-pitch="variable"/>
    <style:font-face style:name="Liberation Serif2" svg:font-family="'Liberation Serif', 'Times New Roman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ru" fo:country="RU" style:letter-kerning="true" style:font-name-asian="Lucida Sans1" style:font-family-asian="'Lucida Sans'" style:font-pitch-asian="variable" style:font-size-asian="12pt" style:language-asian="hi" style:country-asian="IN" style:font-size-complex="12pt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ucida Sans1" style:font-family-asian="'Lucida Sans'" style:font-pitch-asian="variable" style:font-size-asian="18pt" style:font-weight-asian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ucida Sans1" style:font-family-asian="'Lucida Sans'" style:font-pitch-asian="variable" style:font-size-asian="14pt"/>
    </style:style>
    <style:style style:name="Символ_20_нумерации" style:display-name="Символ нумерации" style:family="graphic">
      <style:paragraph-properties style:text-autospace="none"/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asian="Lucida Sans3" style:font-family-asian="'Lucida Sans'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Lucida Sans3" style:font-family-asian="'Lucida Sans'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Lucida Sans3" style:font-family-asian="'Lucida Sans'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4.2$Windows_X86_64 LibreOffice_project/3d775be2011f3886db32dfd395a6a6d1ca2630ff</meta:generator>
    <dc:date>2023-02-04T01:17:56.679000000</dc:date>
    <meta:editing-duration>PT19H15M</meta:editing-duration>
    <meta:editing-cycles>31</meta:editing-cycles>
    <meta:document-statistic meta:object-count="114"/>
  </office:meta>
</office:document-meta>
</file>